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6b1" officeooo:paragraph-rsid="001e86b1"/>
    </style:style>
    <style:style style:name="P2" style:family="paragraph" style:parent-style-name="Standard">
      <style:text-properties officeooo:rsid="00212952" officeooo:paragraph-rsid="00212952"/>
    </style:style>
    <style:style style:name="P3" style:family="paragraph" style:parent-style-name="Standard">
      <style:text-properties officeooo:rsid="002138c7" officeooo:paragraph-rsid="002138c7"/>
    </style:style>
    <style:style style:name="P4" style:family="paragraph" style:parent-style-name="Standard">
      <style:text-properties officeooo:rsid="0023d6d4" officeooo:paragraph-rsid="0023d6d4"/>
    </style:style>
    <style:style style:name="T1" style:family="text">
      <style:text-properties officeooo:rsid="001fa4e8"/>
    </style:style>
    <style:style style:name="T2" style:family="text">
      <style:text-properties officeooo:rsid="002138c7"/>
    </style:style>
    <style:style style:name="T3" style:family="text">
      <style:text-properties officeooo:rsid="00231cc2"/>
    </style:style>
    <style:style style:name="T4" style:family="text">
      <style:text-properties officeooo:rsid="00267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isplay All the information of The emp table?</text:p>
      <text:p text:style-name="P1">-&gt; select *from emp;</text:p>
      <text:p text:style-name="P1"/>
      <text:p text:style-name="P1">2. Display unique jobs from EMP table?</text:p>
      <text:p text:style-name="P1">-&gt; select distinct job from emp;</text:p>
      <text:p text:style-name="P1"/>
      <text:p text:style-name="P1">3. List the details of the emps in ASC order of their salaries?</text:p>
      <text:p text:style-name="P1">-&gt; select *from emp order by sal ASC;</text:p>
      <text:p text:style-name="P1"/>
      <text:p text:style-name="P1">4. List the details of the emps in asc order of the deptno and desc of jobs?</text:p>
      <text:p text:style-name="P1">-&gt; select *from emp order by deptno ASC, job DESC;</text:p>
      <text:p text:style-name="P1"/>
      <text:p text:style-name="P1">5. Display all the unique jobs groups in the descending order?</text:p>
      <text:p text:style-name="P1">-&gt; select distinct job from emp order by job DESC;</text:p>
      <text:p text:style-name="P1"/>
      <text:p text:style-name="P1">6. Display all the details of all ‘Managers’?</text:p>
      <text:p text:style-name="P1">-&gt; <text:span text:style-name="T1">select *from emp where job=’Manager’;</text:span></text:p>
      <text:p text:style-name="P1"/>
      <text:p text:style-name="P2">7. List the emps who joined before 1981?</text:p>
      <text:p text:style-name="P2">-&gt; select *from emp where hiredate<text:span text:style-name="T2">&lt;’</text:span>1981’;</text:p>
      <text:p text:style-name="P2"/>
      <text:p text:style-name="P3">8. List the Empno, Ename, Sal, Daily Sal of all Employees in the ASC order of AnnSal?</text:p>
      <text:p text:style-name="P3">-&gt; select empno,ename,sal, sal/30 as DailySal, <text:span text:style-name="T3">sal*12 as AnnSal </text:span>from emp order by sal/12 ASC;</text:p>
      <text:p text:style-name="P3"/>
      <text:p text:style-name="P4">9. Display the empno, ename, job, hiredate, exp of all Managers?</text:p>
      <text:p text:style-name="P4">-&gt; select empno, ename, job, hiredate, DATEDIFF(month,hiredate,GETDATE()) as experience from <text:s text:c="7"/>emp where job='Manager';</text:p>
      <text:p text:style-name="P4"/>
      <text:p text:style-name="P4">10. List the empno,ename,sal,exp of all emps <text:span text:style-name="T4">working for mgr 7839</text:span>?</text:p>
      <text:p text:style-name="P4">-&gt; select empno,ename,sal,DATEDIFF(month,hiredate,GETDATE()) as EXP from emp <text:span text:style-name="T4">where mgr=7839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2:24.246109106</meta:creation-date>
    <dc:date>2019-06-28T10:56:40.452992921</dc:date>
    <meta:editing-duration>PT24M16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199" meta:character-count="1167" meta:non-whitespace-character-count="981"/>
  </office:meta>
</office:document-meta>
</file>